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fo:min-height="3.507cm"/>
    </style:style>
    <style:style style:name="pr5" style:family="presentation" style:parent-style-name="Lights1-outline1">
      <style:graphic-properties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Javascript-peruskurssi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TSL:n Espoon ja Kauniaisten opintojärjestön Javascript-peruskurss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Mikä on Javascript?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Useimmissa verkkoselaimissa käytetty ohjelmointikieli</text:p>
              </text:list-item>
              <text:list-item>
                <text:p>Kehitettiin alunperin 1995 Netscape-selainta varten, nykyinen Netscapen seuraaja on Firefox</text:p>
              </text:list-item>
              <text:list-item>
                <text:p>Javascript on eri kieli kuin Java, vaikka syntaksissa on samankaltaisuuksia</text:p>
              </text:list-item>
              <text:list-item>
                <text:p>Javascriptiä säätelee nykyään ECMAScript-standardi, jotta ohjelmat toimisivat eri ympäristöissä samalla tavall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Missä Javascriptiä käytetään?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Selaimissa dynaamisten verkkosivujen tekemiseen, jossa sivun sisältö voi muuttua käyttäjän toimenpiteiden mukaan (esimerkiksi kirjastopalvelut, joukkoliikenteen hakupalvelut, matkavaraukset, …)</text:p>
              </text:list-item>
              <text:list-item>
                <text:p>Nykyään myös palvelinohjelmistoissa Javascriptin Node.js-murteen kehittämisen myötä (esimerkiksi sivujen taustalla olevat tietokantahaut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Hyödyllisiä tietolähteitä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<text:a xlink:href="http://www.w3schools.com/" xlink:type="simple">http://www.w3schools.com</text:a></text:p>
              </text:list-item>
              <text:list-item>
                <text:p><text:a xlink:href="http://developer.mozilla.org/" xlink:type="simple">http://developer.mozilla.org</text:a></text:p>
              </text:list-item>
              <text:list-item>
                <text:p><text:a xlink:href="http://nodejs.org/" xlink:type="simple">http://nodejs.org</text:a></text:p>
                <text:p>Nämä kannattaa tallentaa selaimen kirjanmerkkeihi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i_20_ilman_20_täyttöä_20_ja_20_viivaa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6T17:47:15.566376861</meta:creation-date>
    <meta:editing-duration>PT41M20S</meta:editing-duration>
    <meta:editing-cycles>3</meta:editing-cycles>
    <meta:generator>LibreOffice/6.1.6.3$Linux_X86_64 LibreOffice_project/10$Build-3</meta:generator>
    <dc:title>Lights</dc:title>
    <dc:date>2020-02-16T18:38:52.694415639</dc:date>
    <meta:document-statistic meta:object-count="60"/>
  </office:meta>
</office:document-meta>
</file>